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Text_20_body"/>
          <text:p text:style-name="Textkörper_20_Einrückung_20_Organon">Extension für LibreOffice (LO) und OpenOffice (OO)</text:p>
          <text:p text:style-name="Textkörper_20_Einrückung_20_Organon">getestet für Win7 (LO 4.2.0.4 und OO 4.0.1) und Ubuntu 13.10 (LO 4.2.0.4), ungetestet für Mac </text:p>
          <text:p text:style-name="Textkörper_20_Einrückung_20_Organon"/>
          <text:p text:style-name="Textkörper_20_Einrückung_20_Organon"/>
          <text:p text:style-name="Textkörper_20_Einrückung_20_Organon"><text:span text:style-name="T1">Hinweis</text:span>: Dies ist eine Beta Version.</text:p>
          <text:p text:style-name="Text_20_body_20_indent"/>
          <text:p text:style-name="Text_20_body_20_indent"/>
          <text:p text:style-name="Text_20_body_20_indent">Organon ist ein Werkzeug für eine </text:p>
          <text:p text:style-name="P1">übersichtliche Navigation zwischen </text:p>
          <text:p text:style-name="P1">Texten in Writer.</text:p>
          <text:p text:style-name="P1">(OpenOffice und LibreOffice)</text:p>
          <text:p text:style-name="P1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60" meta:character-count="470"/>
    <dc:date>2014-07-08T17:09:39.58</dc:date>
    <meta:editing-duration>P0D</meta:editing-duration>
    <meta:editing-cycles>1</meta:editing-cycles>
    <meta:generator>OpenOffice/4.1.0$Win32 OpenOffice.org_project/410m18$Build-9764</meta:generator>
  </office:meta>
</office:document-meta>
</file>